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ospace"/>
    <style:font-face style:name="Liberation Mono" svg:font-family="'Liberation Mono'" style:font-family-generic="modern" style:font-pitch="fixed"/>
    <style:font-face style:name="Monaco1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82c34" draw:opacity="100%"/>
      <style:paragraph-properties fo:background-color="#282c34"/>
      <style:text-properties fo:color="#c3cee3" style:font-name="Monaco" fo:font-size="10.5pt"/>
    </style:style>
    <style:style style:name="P2" style:family="paragraph" style:parent-style-name="Preformatted_20_Text">
      <loext:graphic-properties draw:fill="solid" draw:fill-color="#282c34" draw:opacity="100%"/>
      <style:paragraph-properties fo:background-color="#282c34"/>
      <style:text-properties fo:color="#c3cee3"/>
    </style:style>
    <style:style style:name="P3" style:family="paragraph" style:parent-style-name="Preformatted_20_Text">
      <loext:graphic-properties draw:fill="solid" draw:fill-color="#282c34" draw:opacity="100%"/>
      <style:paragraph-properties fo:background-color="#282c34"/>
      <style:text-properties fo:color="#c3cee3" officeooo:paragraph-rsid="0008c357"/>
    </style:style>
    <style:style style:name="P4" style:family="paragraph" style:parent-style-name="Preformatted_20_Text">
      <loext:graphic-properties draw:fill="solid" draw:fill-color="#282c34" draw:opacity="100%"/>
      <style:paragraph-properties fo:background-color="#282c34"/>
      <style:text-properties fo:color="#89ddff" style:font-name="Monaco" fo:font-size="10.5pt"/>
    </style:style>
    <style:style style:name="P5" style:family="paragraph" style:parent-style-name="Preformatted_20_Text">
      <loext:graphic-properties draw:fill="solid" draw:fill-color="#282c34" draw:opacity="100%"/>
      <style:paragraph-properties fo:background-color="#282c34"/>
      <style:text-properties fo:color="#89ddff" style:font-name="Monaco" fo:font-size="10.5pt" officeooo:paragraph-rsid="0008c357"/>
    </style:style>
    <style:style style:name="P6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c3cee3"/>
    </style:style>
    <style:style style:name="P7" style:family="paragraph" style:parent-style-name="Preformatted_20_Text">
      <loext:graphic-properties draw:fill="solid" draw:fill-color="#282c34" draw:opacity="100%"/>
      <style:paragraph-properties fo:background-color="#282c34"/>
      <style:text-properties fo:color="#c3cee3" style:font-name="Monaco" fo:font-size="10.5pt"/>
    </style:style>
    <style:style style:name="T1" style:family="text">
      <style:text-properties fo:color="#c792ea" fo:font-weight="bold"/>
    </style:style>
    <style:style style:name="T2" style:family="text">
      <style:text-properties fo:color="#c792ea" style:font-name="Monaco" fo:font-size="10.5pt"/>
    </style:style>
    <style:style style:name="T3" style:family="text">
      <style:text-properties fo:color="#c792ea" style:font-name="Monaco" fo:font-size="10.5pt" fo:font-weight="bold"/>
    </style:style>
    <style:style style:name="T4" style:family="text">
      <style:text-properties fo:color="#89ddff"/>
    </style:style>
    <style:style style:name="T5" style:family="text">
      <style:text-properties fo:color="#89ddff" style:font-name="Monaco" fo:font-size="10.5pt"/>
    </style:style>
    <style:style style:name="T6" style:family="text">
      <style:text-properties fo:color="#ffcb6b" fo:font-weight="bold"/>
    </style:style>
    <style:style style:name="T7" style:family="text">
      <style:text-properties style:font-name="Monaco" fo:font-size="10.5pt"/>
    </style:style>
    <style:style style:name="T8" style:family="text">
      <style:text-properties fo:color="#82aaff" style:font-name="Monaco" fo:font-size="10.5pt"/>
    </style:style>
    <style:style style:name="T9" style:family="text">
      <style:text-properties fo:color="#82aaff" style:font-name="Monaco" fo:font-size="10.5pt" fo:font-style="italic" fo:font-weight="bold"/>
    </style:style>
    <style:style style:name="T10" style:family="text">
      <style:text-properties fo:color="#c3e88d"/>
    </style:style>
    <style:style style:name="T11" style:family="text">
      <style:text-properties fo:color="#c3e88d" style:font-name="Monaco" fo:font-size="10.5pt"/>
    </style:style>
    <style:style style:name="T12" style:family="text">
      <style:text-properties fo:color="#f78c6c"/>
    </style:style>
    <style:style style:name="T13" style:family="text">
      <style:text-properties fo:color="#f78c6c" style:font-name="Monaco" fo:font-size="10.5pt"/>
    </style:style>
    <style:style style:name="T14" style:family="text">
      <style:text-properties fo:color="#f4ffbc" style:font-name="Monaco" fo:font-size="10.5pt" fo:font-weight="bold"/>
    </style:style>
    <style:style style:name="T15" style:family="text">
      <style:text-properties fo:color="#546e7a"/>
    </style:style>
    <style:style style:name="T16" style:family="text">
      <style:text-properties fo:color="#546e7a" style:font-name="Monaco" fo:font-size="10.5pt" fo:font-style="italic"/>
    </style:style>
    <style:style style:name="T17" style:family="text">
      <style:text-properties fo:color="#72737a" style:font-name="Monaco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import </text:span>sys<text:span text:style-name="T4">, </text:span>os</text:p>
      <text:p text:style-name="P1"><text:span text:style-name="T1">from </text:span>PyQt5<text:span text:style-name="T4">.</text:span>QtWidgets <text:span text:style-name="T1">import </text:span>QApplication<text:span text:style-name="T4">, </text:span>QWidget<text:span text:style-name="T4">, </text:span>QPushButton<text:span text:style-name="T4">,</text:span>QFileDialog</text:p>
      <text:p text:style-name="P1"><text:span text:style-name="T1">from </text:span>PyQt5<text:span text:style-name="T4">.</text:span>QtGui <text:span text:style-name="T1">import </text:span>QIcon</text:p>
      <text:p text:style-name="P1"><text:span text:style-name="T1">from </text:span>PyQt5<text:span text:style-name="T4">.</text:span>QtCore <text:span text:style-name="T1">import </text:span>pyqtSlot</text:p>
      <text:p text:style-name="P1"><text:span text:style-name="T1">from </text:span>PIL <text:span text:style-name="T1">import </text:span>Image</text:p>
      <text:p text:style-name="P1"/>
      <text:p text:style-name="P1"/>
      <text:p text:style-name="P1"><text:span text:style-name="T1">class </text:span><text:span text:style-name="T6">App</text:span><text:span text:style-name="T4">(</text:span>QWidget<text:span text:style-name="T4">):</text:span></text:p>
      <text:p text:style-name="P2"><text:span text:style-name="T4"><text:s text:c="4"/></text:span><text:span text:style-name="T3">def </text:span><text:span text:style-name="T9">__init__</text:span><text:span text:style-name="T5">(</text:span><text:span text:style-name="T2">self</text:span><text:span text:style-name="T5">):</text:span></text:p>
      <text:p text:style-name="P2"><text:span text:style-name="T4"><text:s text:c="8"/></text:span><text:span text:style-name="T8">super</text:span><text:span text:style-name="T5">().</text:span><text:span text:style-name="T8">__init__</text:span><text:span text:style-name="T5">()</text:span></text:p>
      <text:p text:style-name="P2"><text:span text:style-name="T4"><text:s text:c="8"/></text:span><text:span text:style-name="T2">self</text:span><text:span text:style-name="T5">.</text:span><text:span text:style-name="T7">title </text:span><text:span text:style-name="T5">= </text:span><text:span text:style-name="T11">'selector'</text:span></text:p>
      <text:p text:style-name="P2"><text:span text:style-name="T10"><text:s text:c="8"/></text:span><text:span text:style-name="T2">self</text:span><text:span text:style-name="T5">.</text:span><text:span text:style-name="T7">left </text:span><text:span text:style-name="T5">= </text:span><text:span text:style-name="T13">10</text:span></text:p>
      <text:p text:style-name="P2"><text:span text:style-name="T12"><text:s text:c="8"/></text:span><text:span text:style-name="T2">self</text:span><text:span text:style-name="T5">.</text:span><text:span text:style-name="T7">top </text:span><text:span text:style-name="T5">= </text:span><text:span text:style-name="T13">10</text:span></text:p>
      <text:p text:style-name="P2"><text:span text:style-name="T12"><text:s text:c="8"/></text:span><text:span text:style-name="T2">self</text:span><text:span text:style-name="T5">.</text:span><text:span text:style-name="T7">width </text:span><text:span text:style-name="T5">= </text:span><text:span text:style-name="T13">250</text:span></text:p>
      <text:p text:style-name="P2"><text:span text:style-name="T12"><text:s text:c="8"/></text:span><text:span text:style-name="T2">self</text:span><text:span text:style-name="T5">.</text:span><text:span text:style-name="T7">height </text:span><text:span text:style-name="T5">= </text:span><text:span text:style-name="T13">150</text:span></text:p>
      <text:p text:style-name="P2"><text:span text:style-name="T12"><text:s text:c="8"/></text:span><text:span text:style-name="T2">self</text:span><text:span text:style-name="T5">.</text:span><text:span text:style-name="T8">initUI</text:span><text:span text:style-name="T5">()</text:span></text:p>
      <text:p text:style-name="P4"/>
      <text:p text:style-name="P4"/>
      <text:p text:style-name="P2"><text:span text:style-name="T4"><text:s text:c="4"/></text:span><text:span text:style-name="T3">def </text:span><text:span text:style-name="T14">initUI</text:span><text:span text:style-name="T5">(</text:span><text:span text:style-name="T2">self</text:span><text:span text:style-name="T5">):</text:span></text:p>
      <text:p text:style-name="P2"><text:span text:style-name="T4"><text:s text:c="8"/></text:span><text:span text:style-name="T2">self</text:span><text:span text:style-name="T5">.</text:span><text:span text:style-name="T8">setWindowTitle</text:span><text:span text:style-name="T5">(</text:span><text:span text:style-name="T2">self</text:span><text:span text:style-name="T5">.</text:span><text:span text:style-name="T7">title</text:span><text:span text:style-name="T5">)</text:span></text:p>
      <text:p text:style-name="P2"><text:span text:style-name="T4"><text:s text:c="8"/></text:span><text:span text:style-name="T2">self</text:span><text:span text:style-name="T5">.</text:span><text:span text:style-name="T8">setGeometry</text:span><text:span text:style-name="T5">(</text:span><text:span text:style-name="T2">self</text:span><text:span text:style-name="T5">.</text:span><text:span text:style-name="T7">left</text:span><text:span text:style-name="T5">, </text:span><text:span text:style-name="T2">self</text:span><text:span text:style-name="T5">.</text:span><text:span text:style-name="T7">top</text:span><text:span text:style-name="T5">, </text:span><text:span text:style-name="T2">self</text:span><text:span text:style-name="T5">.</text:span><text:span text:style-name="T7">width</text:span><text:span text:style-name="T5">, </text:span><text:span text:style-name="T2">self</text:span><text:span text:style-name="T5">.</text:span><text:span text:style-name="T7">height</text:span><text:span text:style-name="T5">)</text:span></text:p>
      <text:p text:style-name="P2"><text:span text:style-name="T4"><text:s text:c="8"/></text:span><text:span text:style-name="T7">button </text:span><text:span text:style-name="T5">= </text:span><text:span text:style-name="T8">QPushButton</text:span><text:span text:style-name="T5">(</text:span><text:span text:style-name="T11">'select folder'</text:span><text:span text:style-name="T5">, </text:span><text:span text:style-name="T2">self</text:span><text:span text:style-name="T5">)</text:span></text:p>
      <text:p text:style-name="P2"><text:span text:style-name="T4"><text:s text:c="8"/></text:span><text:span text:style-name="T7">button</text:span><text:span text:style-name="T5">.</text:span><text:span text:style-name="T8">setToolTip</text:span><text:span text:style-name="T5">(</text:span><text:span text:style-name="T11">'This is an example button'</text:span><text:span text:style-name="T5">)</text:span></text:p>
      <text:p text:style-name="P2"><text:span text:style-name="T4"><text:s text:c="8"/></text:span><text:span text:style-name="T7">button</text:span><text:span text:style-name="T5">.</text:span><text:span text:style-name="T8">move</text:span><text:span text:style-name="T5">(</text:span><text:span text:style-name="T13">90</text:span><text:span text:style-name="T5">, </text:span><text:span text:style-name="T13">70</text:span><text:span text:style-name="T5">)</text:span></text:p>
      <text:p text:style-name="P4"/>
      <text:p text:style-name="P2"><text:soft-page-break/><text:span text:style-name="T4"><text:s text:c="8"/></text:span><text:span text:style-name="T7">button</text:span><text:span text:style-name="T5">.</text:span><text:span text:style-name="T7">clicked</text:span><text:span text:style-name="T5">.</text:span><text:span text:style-name="T8">connect</text:span><text:span text:style-name="T5">(</text:span><text:span text:style-name="T2">self</text:span><text:span text:style-name="T5">.</text:span><text:span text:style-name="T7">on_click</text:span><text:span text:style-name="T5">)</text:span></text:p>
      <text:p text:style-name="P2"><text:span text:style-name="T4"><text:s text:c="8"/></text:span><text:span text:style-name="T7">button1 </text:span><text:span text:style-name="T5">= </text:span><text:span text:style-name="T8">QPushButton</text:span><text:span text:style-name="T5">(</text:span><text:span text:style-name="T11">'select file'</text:span><text:span text:style-name="T5">, </text:span><text:span text:style-name="T2">self</text:span><text:span text:style-name="T5">)</text:span></text:p>
      <text:p text:style-name="P2"><text:span text:style-name="T4"><text:s text:c="8"/></text:span><text:span text:style-name="T7">button1</text:span><text:span text:style-name="T5">.</text:span><text:span text:style-name="T8">setToolTip</text:span><text:span text:style-name="T5">(</text:span><text:span text:style-name="T11">'example button'</text:span><text:span text:style-name="T5">)</text:span></text:p>
      <text:p text:style-name="P2"><text:span text:style-name="T4"><text:s text:c="8"/></text:span><text:span text:style-name="T7">button1</text:span><text:span text:style-name="T5">.</text:span><text:span text:style-name="T8">move</text:span><text:span text:style-name="T5">(</text:span><text:span text:style-name="T13">90</text:span><text:span text:style-name="T5">, </text:span><text:span text:style-name="T13">40</text:span><text:span text:style-name="T5">)</text:span></text:p>
      <text:p text:style-name="P2"><text:span text:style-name="T4"><text:s text:c="8"/></text:span><text:span text:style-name="T7">button1</text:span><text:span text:style-name="T5">.</text:span><text:span text:style-name="T7">clicked</text:span><text:span text:style-name="T5">.</text:span><text:span text:style-name="T8">connect</text:span><text:span text:style-name="T5">(</text:span><text:span text:style-name="T2">self</text:span><text:span text:style-name="T5">.</text:span><text:span text:style-name="T7">on_click1</text:span><text:span text:style-name="T5">)</text:span></text:p>
      <text:p text:style-name="P4"/>
      <text:p text:style-name="P2"><text:span text:style-name="T4"><text:s text:c="8"/></text:span><text:span text:style-name="T2">self</text:span><text:span text:style-name="T5">.</text:span><text:span text:style-name="T8">show</text:span><text:span text:style-name="T5">()</text:span></text:p>
      <text:p text:style-name="P4"/>
      <text:p text:style-name="P2"><text:span text:style-name="T4"><text:s text:c="4"/></text:span><text:span text:style-name="T3">def </text:span><text:span text:style-name="T14">openFileNamesDialog</text:span><text:span text:style-name="T5">(</text:span><text:span text:style-name="T2">self</text:span><text:span text:style-name="T5">):</text:span></text:p>
      <text:p text:style-name="P2"><text:span text:style-name="T4"><text:s text:c="8"/></text:span><text:span text:style-name="T7">options </text:span><text:span text:style-name="T5">= </text:span><text:span text:style-name="T7">QFileDialog</text:span><text:span text:style-name="T5">.</text:span><text:span text:style-name="T8">Options</text:span><text:span text:style-name="T5">()</text:span></text:p>
      <text:p text:style-name="P2"><text:span text:style-name="T4"><text:s text:c="8"/></text:span><text:span text:style-name="T7">options </text:span><text:span text:style-name="T5">|= </text:span><text:span text:style-name="T7">QFileDialog</text:span><text:span text:style-name="T5">.</text:span><text:span text:style-name="T7">DontUseNativeDialog</text:span></text:p>
      <text:p text:style-name="P2"><text:s text:c="8"/><text:span text:style-name="T7">files </text:span><text:span text:style-name="T5">= </text:span><text:span text:style-name="T7">QFileDialog</text:span><text:span text:style-name="T5">.</text:span><text:span text:style-name="T8">getOpenFileNames</text:span><text:span text:style-name="T5">(</text:span><text:span text:style-name="T2">self</text:span><text:span text:style-name="T5">,</text:span><text:span text:style-name="T11">"QFileDialog.getOpenFileNames()"</text:span><text:span text:style-name="T5">, </text:span><text:span text:style-name="T11">""</text:span></text:p>
      <text:p text:style-name="P3"><text:span text:style-name="T10"><text:s text:c="21"/></text:span><text:span text:style-name="T5">,</text:span><text:span text:style-name="T11">"All Files (*);;Python Files (*.py)"</text:span><text:span text:style-name="T5">, </text:span><text:span text:style-name="T13">options</text:span><text:span text:style-name="T5">=</text:span><text:span text:style-name="T7">options</text:span><text:span text:style-name="T5">)</text:span></text:p>
      <text:p text:style-name="P5"/>
      <text:p text:style-name="P2"><text:span text:style-name="T4"><text:s text:c="8"/></text:span><text:span text:style-name="T3">if </text:span><text:span text:style-name="T7">files</text:span><text:span text:style-name="T5">:</text:span></text:p>
      <text:p text:style-name="P2"><text:span text:style-name="T4"><text:s text:c="12"/></text:span><text:span text:style-name="T7">file_list </text:span><text:span text:style-name="T5">= </text:span><text:span text:style-name="T7">files</text:span><text:span text:style-name="T5">[</text:span><text:span text:style-name="T13">0</text:span><text:span text:style-name="T5">]</text:span></text:p>
      <text:p text:style-name="P2"><text:span text:style-name="T4"><text:s text:c="12"/></text:span><text:span text:style-name="T3">for </text:span><text:span text:style-name="T7">file </text:span><text:span text:style-name="T3">in </text:span><text:span text:style-name="T7">file_list</text:span><text:span text:style-name="T5">:</text:span></text:p>
      <text:p text:style-name="P2"><text:span text:style-name="T4"><text:s text:c="16"/></text:span><text:span text:style-name="T3">return </text:span><text:span text:style-name="T8">str</text:span><text:span text:style-name="T5">(</text:span><text:span text:style-name="T7">file</text:span><text:span text:style-name="T5">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<text:span text:style-name="T4"><text:s text:c="4"/></text:span><text:span text:style-name="T3">def </text:span><text:span text:style-name="T14">ExistingDirectory</text:span><text:span text:style-name="T5">(</text:span><text:span text:style-name="T2">self</text:span><text:span text:style-name="T5">):</text:span></text:p>
      <text:p text:style-name="P2"><text:span text:style-name="T4"><text:s text:c="8"/></text:span><text:span text:style-name="T7">options </text:span><text:span text:style-name="T5">= </text:span><text:span text:style-name="T7">QFileDialog</text:span><text:span text:style-name="T5">.</text:span><text:span text:style-name="T8">Options</text:span><text:span text:style-name="T5">()</text:span></text:p>
      <text:p text:style-name="P2"><text:span text:style-name="T4"><text:s text:c="8"/></text:span><text:span text:style-name="T7">options </text:span><text:span text:style-name="T5">|= </text:span><text:span text:style-name="T7">QFileDialog</text:span><text:span text:style-name="T5">.</text:span><text:span text:style-name="T7">DontUseNativeDialog</text:span></text:p>
      <text:p text:style-name="P2"><text:s text:c="8"/><text:span text:style-name="T7">filename </text:span><text:span text:style-name="T5">= </text:span><text:span text:style-name="T8">str</text:span><text:span text:style-name="T5">(</text:span><text:span text:style-name="T7">QFileDialog</text:span><text:span text:style-name="T5">.</text:span><text:span text:style-name="T8">getExistingDirectory</text:span><text:span text:style-name="T5">(</text:span><text:span text:style-name="T2">self</text:span><text:span text:style-name="T5">,</text:span><text:span text:style-name="T11">'select directory'</text:span><text:span text:style-name="T5">))</text:span></text:p>
      <text:p text:style-name="P2"><text:span text:style-name="T4"><text:s text:c="8"/></text:span><text:span text:style-name="T3">if </text:span><text:span text:style-name="T7">filename</text:span><text:span text:style-name="T5">:</text:span></text:p>
      <text:p text:style-name="P2"><text:span text:style-name="T4"><text:s text:c="12"/></text:span><text:span text:style-name="T3">return </text:span><text:span text:style-name="T7">filename</text:span></text:p>
      <text:p text:style-name="P1"/>
      <text:p text:style-name="P1"/>
      <text:p text:style-name="P2"><text:s text:c="4"/><text:span text:style-name="T3">def </text:span><text:span text:style-name="T14">img_convert_from_file</text:span><text:span text:style-name="T5">(</text:span><text:span text:style-name="T2">self</text:span><text:span text:style-name="T5">, </text:span><text:span text:style-name="T13">image_path</text:span><text:span text:style-name="T5">):</text:span></text:p>
      <text:p text:style-name="P2"><text:span text:style-name="T4"><text:s text:c="8"/></text:span><text:span text:style-name="T3">if </text:span><text:span text:style-name="T7">os</text:span><text:span text:style-name="T5">.</text:span><text:span text:style-name="T7">path</text:span><text:span text:style-name="T5">.</text:span><text:span text:style-name="T8">splitext</text:span><text:span text:style-name="T5">(</text:span><text:span text:style-name="T13">image_path</text:span><text:span text:style-name="T5">)[</text:span><text:span text:style-name="T13">1</text:span><text:span text:style-name="T5">] == </text:span><text:span text:style-name="T11">".tiff"</text:span><text:span text:style-name="T5">:</text:span></text:p>
      <text:p text:style-name="P2"><text:span text:style-name="T4"><text:s text:c="12"/></text:span><text:span text:style-name="T7">outfile </text:span><text:span text:style-name="T5">= </text:span><text:span text:style-name="T7">os</text:span><text:span text:style-name="T5">.</text:span><text:span text:style-name="T7">path</text:span><text:span text:style-name="T5">.</text:span><text:span text:style-name="T8">splitext</text:span><text:span text:style-name="T5">(</text:span><text:span text:style-name="T13">image_path</text:span><text:span text:style-name="T5">)[</text:span><text:span text:style-name="T13">0</text:span><text:span text:style-name="T5">] + </text:span><text:span text:style-name="T11">".jpg"</text:span></text:p>
      <text:p text:style-name="P2"><text:span text:style-name="T10"><text:s text:c="12"/></text:span><text:span text:style-name="T7">im </text:span><text:span text:style-name="T5">= </text:span><text:span text:style-name="T7">Image</text:span><text:span text:style-name="T5">.</text:span><text:span text:style-name="T8">open</text:span><text:span text:style-name="T5">(</text:span><text:span text:style-name="T13">image_path</text:span><text:span text:style-name="T5">)</text:span></text:p>
      <text:p text:style-name="P2"><text:span text:style-name="T4"><text:s text:c="12"/></text:span><text:span text:style-name="T16"># im.thumbnail(im.size)</text:span></text:p>
      <text:p text:style-name="P2"><text:span text:style-name="T15"><text:s text:c="12"/></text:span><text:span text:style-name="T7">out </text:span><text:span text:style-name="T5">= </text:span><text:span text:style-name="T7">im</text:span><text:span text:style-name="T5">.</text:span><text:span text:style-name="T8">convert</text:span><text:span text:style-name="T5">(</text:span><text:span text:style-name="T11">"RGB"</text:span><text:span text:style-name="T5">)</text:span></text:p>
      <text:p text:style-name="P2"><text:span text:style-name="T4"><text:s text:c="12"/></text:span><text:span text:style-name="T7">out</text:span><text:span text:style-name="T5">.</text:span><text:span text:style-name="T8">save</text:span><text:span text:style-name="T5">(</text:span><text:span text:style-name="T7">outfile</text:span><text:span text:style-name="T5">, </text:span><text:span text:style-name="T11">"JPEG"</text:span><text:span text:style-name="T5">, </text:span><text:span text:style-name="T13">quality</text:span><text:span text:style-name="T5">=</text:span><text:span text:style-name="T13">100</text:span><text:span text:style-name="T5">)</text:span></text:p>
      <text:p text:style-name="P2"><text:span text:style-name="T4"><text:s text:c="8"/></text:span><text:span text:style-name="T3">else</text:span><text:span text:style-name="T5">:</text:span></text:p>
      <text:p text:style-name="P2"><text:span text:style-name="T4"><text:s text:c="12"/></text:span><text:span text:style-name="T8">print</text:span><text:span text:style-name="T5">(</text:span><text:span text:style-name="T11">"This only converts tiff image"</text:span><text:span text:style-name="T5">)</text:span></text:p>
      <text:p text:style-name="P4"/>
      <text:p text:style-name="P4"/>
      <text:p text:style-name="P2"><text:span text:style-name="T4"><text:s text:c="4"/></text:span><text:span text:style-name="T3">def </text:span><text:span text:style-name="T14">img_convert</text:span><text:span text:style-name="T5">(</text:span><text:span text:style-name="T2">self</text:span><text:span text:style-name="T5">, </text:span><text:span text:style-name="T13">path1</text:span><text:span text:style-name="T5">, </text:span><text:span text:style-name="T13">extn</text:span><text:span text:style-name="T5">):</text:span></text:p>
      <text:p text:style-name="P2"><text:span text:style-name="T4"><text:s text:c="8"/></text:span><text:span text:style-name="T7">pth_list </text:span><text:span text:style-name="T5">= []</text:span></text:p>
      <text:p text:style-name="P2"><text:span text:style-name="T4"><text:s text:c="8"/></text:span><text:span text:style-name="T8">print</text:span><text:span text:style-name="T5">(</text:span><text:span text:style-name="T13">path1</text:span><text:span text:style-name="T5">)</text:span></text:p>
      <text:p text:style-name="P2"><text:soft-page-break/><text:span text:style-name="T4"><text:s text:c="8"/></text:span><text:span text:style-name="T3">for </text:span><text:span text:style-name="T7">path2</text:span><text:span text:style-name="T5">, </text:span><text:span text:style-name="T7">sub_dir</text:span><text:span text:style-name="T5">, </text:span><text:span text:style-name="T7">files </text:span><text:span text:style-name="T3">in </text:span><text:span text:style-name="T7">os</text:span><text:span text:style-name="T5">.</text:span><text:span text:style-name="T8">walk</text:span><text:span text:style-name="T5">(</text:span><text:span text:style-name="T13">path1</text:span><text:span text:style-name="T5">):</text:span></text:p>
      <text:p text:style-name="P2"><text:span text:style-name="T4"><text:s text:c="12"/></text:span><text:span text:style-name="T3">for </text:span><text:span text:style-name="T7">file </text:span><text:span text:style-name="T3">in </text:span><text:span text:style-name="T7">files</text:span><text:span text:style-name="T5">:</text:span></text:p>
      <text:p text:style-name="P2"><text:span text:style-name="T4"><text:s text:c="16"/></text:span><text:span text:style-name="T3">if </text:span><text:span text:style-name="T7">os</text:span><text:span text:style-name="T5">.</text:span><text:span text:style-name="T7">path</text:span><text:span text:style-name="T5">.</text:span><text:span text:style-name="T8">splitext</text:span><text:span text:style-name="T5">(</text:span><text:span text:style-name="T7">file</text:span><text:span text:style-name="T5">)[</text:span><text:span text:style-name="T13">1</text:span><text:span text:style-name="T5">] == </text:span><text:span text:style-name="T13">extn</text:span><text:span text:style-name="T5">:</text:span></text:p>
      <text:p text:style-name="P2"><text:span text:style-name="T4"><text:s text:c="20"/></text:span><text:span text:style-name="T7">outfile </text:span><text:span text:style-name="T5">= </text:span><text:span text:style-name="T7">os</text:span><text:span text:style-name="T5">.</text:span><text:span text:style-name="T7">path</text:span><text:span text:style-name="T5">.</text:span><text:span text:style-name="T8">splitext</text:span><text:span text:style-name="T5">(</text:span><text:span text:style-name="T7">os</text:span><text:span text:style-name="T5">.</text:span><text:span text:style-name="T7">path</text:span><text:span text:style-name="T5">.</text:span><text:span text:style-name="T8">join</text:span><text:span text:style-name="T5">(</text:span><text:span text:style-name="T7">path2</text:span><text:span text:style-name="T5">, </text:span><text:span text:style-name="T7">file</text:span><text:span text:style-name="T5">))[</text:span><text:span text:style-name="T13">0</text:span><text:span text:style-name="T5">] + </text:span><text:span text:style-name="T11">".jpg"</text:span></text:p>
      <text:p text:style-name="P2"><text:span text:style-name="T10"><text:s text:c="20"/></text:span><text:span text:style-name="T7">im </text:span><text:span text:style-name="T5">= </text:span><text:span text:style-name="T7">Image</text:span><text:span text:style-name="T5">.</text:span><text:span text:style-name="T8">open</text:span><text:span text:style-name="T5">(</text:span><text:span text:style-name="T7">os</text:span><text:span text:style-name="T5">.</text:span><text:span text:style-name="T7">path</text:span><text:span text:style-name="T5">.</text:span><text:span text:style-name="T8">join</text:span><text:span text:style-name="T5">(</text:span><text:span text:style-name="T7">path2</text:span><text:span text:style-name="T5">,</text:span><text:span text:style-name="T7">file</text:span><text:span text:style-name="T5">))</text:span></text:p>
      <text:p text:style-name="P2"><text:span text:style-name="T4"><text:s text:c="20"/></text:span><text:span text:style-name="T16"># im.thumbnail(im.size)</text:span></text:p>
      <text:p text:style-name="P2"><text:span text:style-name="T15"><text:s text:c="20"/></text:span><text:span text:style-name="T7">out </text:span><text:span text:style-name="T5">= </text:span><text:span text:style-name="T7">im</text:span><text:span text:style-name="T5">.</text:span><text:span text:style-name="T8">convert</text:span><text:span text:style-name="T5">(</text:span><text:span text:style-name="T11">"RGB"</text:span><text:span text:style-name="T5">)</text:span></text:p>
      <text:p text:style-name="P2"><text:span text:style-name="T4"><text:s text:c="20"/></text:span><text:span text:style-name="T7">out</text:span><text:span text:style-name="T5">.</text:span><text:span text:style-name="T8">save</text:span><text:span text:style-name="T5">(</text:span><text:span text:style-name="T7">outfile</text:span><text:span text:style-name="T5">, </text:span><text:span text:style-name="T11">"JPEG"</text:span><text:span text:style-name="T5">, </text:span><text:span text:style-name="T13">quality</text:span><text:span text:style-name="T5">=</text:span><text:span text:style-name="T13">100</text:span><text:span text:style-name="T5">)</text:span></text:p>
      <text:p text:style-name="P2"><text:span text:style-name="T4"><text:s text:c="20"/></text:span><text:span text:style-name="T7">pth_list</text:span><text:span text:style-name="T5">.</text:span><text:span text:style-name="T8">append</text:span><text:span text:style-name="T5">(</text:span><text:span text:style-name="T7">os</text:span><text:span text:style-name="T5">.</text:span><text:span text:style-name="T7">path</text:span><text:span text:style-name="T5">.</text:span><text:span text:style-name="T8">join</text:span><text:span text:style-name="T5">(</text:span><text:span text:style-name="T7">path2</text:span><text:span text:style-name="T5">, </text:span><text:span text:style-name="T7">file</text:span><text:span text:style-name="T5">))</text:span></text:p>
      <text:p text:style-name="P2"><text:span text:style-name="T4"><text:s text:c="8"/></text:span><text:span text:style-name="T3">return </text:span><text:span text:style-name="T7">pth_list</text:span></text:p>
      <text:p text:style-name="P1"/>
      <text:p text:style-name="P2"><text:s text:c="4"/><text:span text:style-name="T8">@pyqtSlot</text:span><text:span text:style-name="T5">()</text:span></text:p>
      <text:p text:style-name="P2"><text:span text:style-name="T4"><text:s text:c="4"/></text:span><text:span text:style-name="T3">def </text:span><text:span text:style-name="T14">on_click</text:span><text:span text:style-name="T5">(</text:span><text:span text:style-name="T2">self</text:span><text:span text:style-name="T5">):</text:span></text:p>
      <text:p text:style-name="P2"><text:span text:style-name="T4"><text:s text:c="8"/></text:span><text:span text:style-name="T7">path </text:span><text:span text:style-name="T5">= </text:span><text:span text:style-name="T2">self</text:span><text:span text:style-name="T5">.</text:span><text:span text:style-name="T8">ExistingDirectory</text:span><text:span text:style-name="T5">()</text:span></text:p>
      <text:p text:style-name="P2"><text:span text:style-name="T4"><text:s text:c="8"/></text:span><text:span text:style-name="T7">plist </text:span><text:span text:style-name="T5">= </text:span><text:span text:style-name="T2">self</text:span><text:span text:style-name="T5">.</text:span><text:span text:style-name="T8">img_convert</text:span><text:span text:style-name="T5">(</text:span><text:span text:style-name="T7">path</text:span><text:span text:style-name="T5">, </text:span><text:span text:style-name="T11">'.tiff'</text:span><text:span text:style-name="T5">)</text:span></text:p>
      <text:p text:style-name="P2"><text:span text:style-name="T4"><text:s text:c="8"/></text:span><text:span text:style-name="T8">print</text:span><text:span text:style-name="T5">(</text:span><text:span text:style-name="T7">plist</text:span><text:span text:style-name="T5">)</text:span></text:p>
      <text:p text:style-name="P4"/>
      <text:p text:style-name="P4"/>
      <text:p text:style-name="P2"><text:span text:style-name="T4"><text:s text:c="4"/></text:span><text:span text:style-name="T8">@pyqtSlot</text:span><text:span text:style-name="T5">()</text:span></text:p>
      <text:p text:style-name="P2"><text:span text:style-name="T4"><text:s text:c="4"/></text:span><text:span text:style-name="T3">def </text:span><text:span text:style-name="T14">on_click1</text:span><text:span text:style-name="T5">(</text:span><text:span text:style-name="T2">self</text:span><text:span text:style-name="T5">):</text:span></text:p>
      <text:p text:style-name="P2"><text:span text:style-name="T4"><text:s text:c="8"/></text:span><text:span text:style-name="T7">file_path </text:span><text:span text:style-name="T5">= </text:span><text:span text:style-name="T2">self</text:span><text:span text:style-name="T5">.</text:span><text:span text:style-name="T8">openFileNamesDialog</text:span><text:span text:style-name="T5">()</text:span></text:p>
      <text:p text:style-name="P2"><text:span text:style-name="T4"><text:s text:c="8"/></text:span><text:span text:style-name="T17">pa_list </text:span><text:span text:style-name="T5">= </text:span><text:span text:style-name="T2">self</text:span><text:span text:style-name="T5">.</text:span><text:span text:style-name="T8">img_convert_from_file</text:span><text:span text:style-name="T5">(</text:span><text:span text:style-name="T7">file_path</text:span><text:span text:style-name="T5">)</text:span></text:p>
      <text:p text:style-name="P4"/>
      <text:p text:style-name="P4"/>
      <text:p text:style-name="P4"/>
      <text:p text:style-name="P1"><text:span text:style-name="T1">if </text:span>__name__ <text:span text:style-name="T4">== </text:span><text:span text:style-name="T10">'__main__'</text:span><text:span text:style-name="T4">:</text:span></text:p>
      <text:p text:style-name="P2"><text:span text:style-name="T4"><text:s text:c="4"/></text:span><text:span text:style-name="T7">app </text:span><text:span text:style-name="T5">= </text:span><text:span text:style-name="T8">QApplication</text:span><text:span text:style-name="T5">(</text:span><text:span text:style-name="T7">sys</text:span><text:span text:style-name="T5">.</text:span><text:span text:style-name="T7">argv</text:span><text:span text:style-name="T5">)</text:span></text:p>
      <text:p text:style-name="P2"><text:span text:style-name="T4"><text:s text:c="4"/></text:span><text:span text:style-name="T7">ex </text:span><text:span text:style-name="T5">= </text:span><text:span text:style-name="T8">App</text:span><text:span text:style-name="T5">()</text:span></text:p>
      <text:p text:style-name="P6"><text:span text:style-name="T4"><text:s text:c="4"/></text:span><text:span text:style-name="T7">sys</text:span><text:span text:style-name="T5">.</text:span><text:span text:style-name="T8">exit</text:span><text:span text:style-name="T5">(</text:span><text:span text:style-name="T7">app</text:span><text:span text:style-name="T5">.</text:span><text:span text:style-name="T8">exec_</text:span><text:span text:style-name="T5">())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ospace"/>
    <style:font-face style:name="Liberation Mono" svg:font-family="'Liberation Mono'" style:font-family-generic="modern" style:font-pitch="fixed"/>
    <style:font-face style:name="Monaco1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onaco1" style:font-family-asian="Monaco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35:27.627664238</meta:creation-date>
    <dc:date>2020-07-01T16:46:16.998907087</dc:date>
    <meta:editing-duration>PT12M4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76" meta:word-count="221" meta:character-count="2884" meta:non-whitespace-character-count="2098"/>
  </office:meta>
</office:document-meta>
</file>